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letype" style:family="text">
      <style:text-properties style:font-name="Bitstream Vera Sans Mono" fo:font-size="9pt" style:font-name-asian="DejaVu Sans Mono" style:font-name-complex="DejaVu Sans Mon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9-12-28T22:07:51</meta:creation-date>
    <meta:generator>OpenOffice.org/3.1$Linux OpenOffice.org_project/310m19$Build-9420</meta:generator>
    <dc:date>2009-12-30T09:31:16</dc:date>
    <meta:editing-duration>PT00H01M32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